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02in"/>
    </style:style>
    <style:style style:name="co3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0.2902in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dj_16" table:style-name="ta1" table:print="false">
        <table:table-column table:style-name="co2" table:number-columns-repeated="5" table:default-cell-style-name="Default"/>
        <table:table-column table:style-name="co3" table:default-cell-style-name="Default"/>
        <table:table-column table:style-name="co5" table:number-columns-repeated="14" table:default-cell-style-name="ce10"/>
        <table:table-column table:style-name="co4" table:number-columns-repeated="1004" table:default-cell-style-name="Default"/>
        <table:table-row table:style-name="ro2">
          <table:table-cell table:style-name="ce1" office:value-type="string">
            <text:p>adj_16 - Adjust a zero page 16 bit variable in memory by a literal amount.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1" office:value-type="string">
            <text:p>adj_16 - Adjust an absolute 16 bit variable in memory by a literal amount.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" office:value-type="string">
            <text:p>adj_16 - Adjust a zero page,x 16 bit variable in memory by a literal amount.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" office:value-type="string">
            <text:p>adj_16 - Adjust a absolute,x 16 bit variable in memory by a literal amount.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: Same for absolute,y</text:p>
          </table:table-cell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" office:value-type="string">
            <text:p>adj_16 - Adjust a absolute,x 16 bit variable in memory by a literal amount.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3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: Same for absolute,y with page cross</text:p>
          </table:table-cell>
          <table:table-cell table:number-columns-repeated="1023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style-name="ce1" office:value-type="string">
            <text:p>adj_16 - Adjust a zero page indirect 16 bit variable in memory by a literal amount.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style-name="ce1" office:value-type="string">
            <text:p>adj_16 - Adjust a zero page indirect,y 16 bit variable in memory by a literal amount.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3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3" table:number-rows-repeated="10482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8">12/18/2019</text:date>, <text:time>10:1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6M26S</meta:editing-duration>
    <meta:editing-cycles>22</meta:editing-cycles>
    <meta:generator>OpenOffice/4.1.5$Win32 OpenOffice.org_project/415m1$Build-9789</meta:generator>
    <dc:date>2019-12-18T10:16:35.16</dc:date>
    <dc:creator>Peter Camilleri</dc:creator>
    <meta:document-statistic meta:table-count="3" meta:cell-count="830" meta:object-count="0"/>
    <meta:user-defined meta:name="Info 1"/>
    <meta:user-defined meta:name="Info 2"/>
    <meta:user-defined meta:name="Info 3"/>
    <meta:user-defined meta:name="Info 4"/>
  </office:meta>
</office:document-meta>
</file>